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rsid="001543a2" officeooo:paragraph-rsid="001543a2"/>
    </style:style>
    <style:style style:name="P3" style:family="paragraph" style:parent-style-name="Standard">
      <style:text-properties style:font-name="DejaVu Sans" officeooo:rsid="00165ca4" officeooo:paragraph-rsid="00165ca4"/>
    </style:style>
    <style:style style:name="P4" style:family="paragraph" style:parent-style-name="Standard">
      <style:text-properties style:font-name="DejaVu Sans" fo:font-weight="bold" style:font-weight-asian="bold" style:font-weight-complex="bold"/>
    </style:style>
    <style:style style:name="P5" style:family="paragraph" style:parent-style-name="Standard">
      <style:text-properties style:font-name="DejaVu Sans" fo:font-weight="bold" officeooo:rsid="00165ca4" officeooo:paragraph-rsid="00165ca4" style:font-weight-asian="bold" style:font-weight-complex="bold"/>
    </style:style>
    <style:style style:name="P6" style:family="paragraph" style:parent-style-name="Standard">
      <style:text-properties style:font-name="DejaVu Sans" fo:font-weight="bold" officeooo:rsid="00165ca4" officeooo:paragraph-rsid="00171fa2" style:font-weight-asian="bold" style:font-weight-complex="bold"/>
    </style:style>
    <style:style style:name="P7" style:family="paragraph" style:parent-style-name="Standard">
      <style:text-properties style:font-name="DejaVu Sans" fo:font-weight="bold" officeooo:rsid="002366e6" officeooo:paragraph-rsid="002366e6" style:font-weight-asian="bold" style:font-weight-complex="bold"/>
    </style:style>
    <style:style style:name="P8" style:family="paragraph" style:parent-style-name="Standard">
      <style:text-properties style:font-name="DejaVu Sans" fo:font-weight="bold" officeooo:rsid="0023d14a" officeooo:paragraph-rsid="0023d14a" style:font-weight-asian="bold" style:font-weight-complex="bold"/>
    </style:style>
    <style:style style:name="P9" style:family="paragraph" style:parent-style-name="Standard">
      <style:text-properties style:font-name="DejaVu Sans" fo:font-weight="bold" officeooo:rsid="002fee16" officeooo:paragraph-rsid="002fee16" style:font-weight-asian="bold" style:font-weight-complex="bold"/>
    </style:style>
    <style:style style:name="P10" style:family="paragraph" style:parent-style-name="Standard">
      <style:text-properties style:font-name="DejaVu Sans" fo:font-weight="normal" style:font-weight-asian="normal" style:font-weight-complex="normal"/>
    </style:style>
    <style:style style:name="P11" style:family="paragraph" style:parent-style-name="Standard">
      <style:text-properties style:font-name="DejaVu Sans" fo:font-weight="normal" officeooo:rsid="00165ca4" officeooo:paragraph-rsid="00165ca4" style:font-weight-asian="normal" style:font-weight-complex="normal"/>
    </style:style>
    <style:style style:name="P12" style:family="paragraph" style:parent-style-name="Standard">
      <style:text-properties style:font-name="DejaVu Sans" fo:font-weight="normal" officeooo:rsid="00165ca4" officeooo:paragraph-rsid="00171fa2" style:font-weight-asian="normal" style:font-weight-complex="normal"/>
    </style:style>
    <style:style style:name="P13" style:family="paragraph" style:parent-style-name="Standard">
      <style:text-properties style:font-name="DejaVu Sans" fo:font-weight="normal" officeooo:rsid="00218123" officeooo:paragraph-rsid="00218123" style:font-weight-asian="normal" style:font-weight-complex="normal"/>
    </style:style>
    <style:style style:name="P14" style:family="paragraph" style:parent-style-name="Standard">
      <style:text-properties style:font-name="DejaVu Sans" fo:font-weight="normal" officeooo:rsid="002366e6" officeooo:paragraph-rsid="002366e6" style:font-weight-asian="normal" style:font-weight-complex="normal"/>
    </style:style>
    <style:style style:name="P15" style:family="paragraph" style:parent-style-name="Standard">
      <style:text-properties style:font-name="DejaVu Sans" fo:font-weight="normal" officeooo:rsid="0023d14a" officeooo:paragraph-rsid="0023d14a" style:font-weight-asian="normal" style:font-weight-complex="normal"/>
    </style:style>
    <style:style style:name="P16" style:family="paragraph" style:parent-style-name="Standard">
      <style:text-properties style:font-name="DejaVu Sans" fo:font-weight="normal" officeooo:rsid="002fee16" officeooo:paragraph-rsid="002fee16" style:font-weight-asian="normal" style:font-weight-complex="normal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normal" officeooo:paragraph-rsid="003324b4" style:font-weight-asian="normal" style:font-weight-complex="normal"/>
    </style:style>
    <style:style style:name="P19" style:family="paragraph" style:parent-style-name="Text_20_body">
      <style:text-properties style:font-name="DejaVu Sans" officeooo:paragraph-rsid="00251571"/>
    </style:style>
    <style:style style:name="P20" style:family="paragraph" style:parent-style-name="Text_20_body">
      <style:text-properties officeooo:paragraph-rsid="001543a2"/>
    </style:style>
    <style:style style:name="P21" style:family="paragraph" style:parent-style-name="Text_20_body">
      <style:text-properties officeooo:paragraph-rsid="00165ca4"/>
    </style:style>
    <style:style style:name="P22" style:family="paragraph" style:parent-style-name="Text_20_body">
      <style:text-properties officeooo:paragraph-rsid="00251571"/>
    </style:style>
    <style:style style:name="P23" style:family="paragraph" style:parent-style-name="Text_20_body">
      <style:text-properties officeooo:paragraph-rsid="00276d93"/>
    </style:style>
    <style:style style:name="P24" style:family="paragraph" style:parent-style-name="Text_20_body">
      <style:text-properties officeooo:rsid="003324b4" officeooo:paragraph-rsid="003324b4"/>
    </style:style>
    <style:style style:name="P25" style:family="paragraph" style:parent-style-name="Text_20_body">
      <style:text-properties officeooo:paragraph-rsid="00341c9a"/>
    </style:style>
    <style:style style:name="P26" style:family="paragraph" style:parent-style-name="Text_20_body">
      <style:text-properties officeooo:paragraph-rsid="003324b4"/>
    </style:style>
    <style:style style:name="P27" style:family="paragraph" style:parent-style-name="Heading_20_2">
      <style:text-properties style:font-name="DejaVu Sans" officeooo:paragraph-rsid="001543a2"/>
    </style:style>
    <style:style style:name="P28" style:family="paragraph" style:parent-style-name="Heading_20_2">
      <style:text-properties style:font-name="DejaVu Sans" officeooo:rsid="00165ca4" officeooo:paragraph-rsid="00165ca4"/>
    </style:style>
    <style:style style:name="P29" style:family="paragraph" style:parent-style-name="Heading_20_2">
      <style:text-properties style:font-name="DejaVu Sans" fo:font-weight="bold" officeooo:rsid="00165ca4" officeooo:paragraph-rsid="00171fa2" style:font-weight-asian="bold" style:font-weight-complex="bold"/>
    </style:style>
    <style:style style:name="P30" style:family="paragraph" style:parent-style-name="Heading_20_2">
      <style:text-properties style:font-name="DejaVu Sans" fo:font-weight="bold" officeooo:rsid="00165ca4" officeooo:paragraph-rsid="00226393" style:font-weight-asian="bold" style:font-weight-complex="bold"/>
    </style:style>
    <style:style style:name="P31" style:family="paragraph" style:parent-style-name="Heading_20_2">
      <style:text-properties style:font-name="DejaVu Sans" fo:font-weight="bold" officeooo:rsid="00165ca4" officeooo:paragraph-rsid="00276d93" style:font-weight-asian="bold" style:font-weight-complex="bold"/>
    </style:style>
    <style:style style:name="P32" style:family="paragraph" style:parent-style-name="Heading_20_2">
      <style:text-properties style:font-name="DejaVu Sans" fo:font-weight="bold" officeooo:rsid="00165ca4" officeooo:paragraph-rsid="002fee16" style:font-weight-asian="bold" style:font-weight-complex="bold"/>
    </style:style>
    <style:style style:name="P33" style:family="paragraph" style:parent-style-name="Heading_20_2">
      <style:text-properties style:font-name="DejaVu Sans" fo:font-weight="bold" officeooo:rsid="00165ca4" officeooo:paragraph-rsid="00341c9a" style:font-weight-asian="bold" style:font-weight-complex="bold"/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3pt" style:font-size-asian="13pt" style:font-size-complex="13pt"/>
    </style:style>
    <style:style style:name="T3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4" style:family="text">
      <style:text-properties style:font-name="DejaVu Sans" officeooo:rsid="001543a2"/>
    </style:style>
    <style:style style:name="T5" style:family="text">
      <style:text-properties style:font-name="DejaVu Sans" officeooo:rsid="00165ca4"/>
    </style:style>
    <style:style style:name="T6" style:family="text">
      <style:text-properties style:font-name="DejaVu Sans" fo:font-weight="bold" style:font-weight-asian="bold" style:font-weight-complex="bold"/>
    </style:style>
    <style:style style:name="T7" style:family="text">
      <style:text-properties style:font-name="DejaVu Sans" fo:font-weight="bold" officeooo:rsid="00251571" style:font-weight-asian="bold" style:font-weight-complex="bold"/>
    </style:style>
    <style:style style:name="T8" style:family="text">
      <style:text-properties style:font-name="DejaVu Sans" officeooo:rsid="00251571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71fa2" style:font-weight-asian="bold" style:font-weight-complex="bold"/>
    </style:style>
    <style:style style:name="T12" style:family="text">
      <style:text-properties fo:font-weight="bold" officeooo:rsid="00251571" style:font-weight-asian="bold" style:font-weight-complex="bold"/>
    </style:style>
    <style:style style:name="T13" style:family="text">
      <style:text-properties officeooo:rsid="001543a2"/>
    </style:style>
    <style:style style:name="T14" style:family="text">
      <style:text-properties officeooo:rsid="00171fa2"/>
    </style:style>
    <style:style style:name="T15" style:family="text">
      <style:text-properties officeooo:rsid="001b47ac"/>
    </style:style>
    <style:style style:name="T16" style:family="text">
      <style:text-properties officeooo:rsid="001c59ef"/>
    </style:style>
    <style:style style:name="T17" style:family="text">
      <style:text-properties officeooo:rsid="00226393"/>
    </style:style>
    <style:style style:name="T18" style:family="text">
      <style:text-properties officeooo:rsid="00251571"/>
    </style:style>
    <style:style style:name="T19" style:family="text">
      <style:text-properties officeooo:rsid="002fee16"/>
    </style:style>
    <style:style style:name="T20" style:family="text">
      <style:text-properties officeooo:rsid="0035866c"/>
    </style:style>
    <style:style style:name="T21" style:family="text">
      <style:text-properties officeooo:rsid="003324b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110_2073168270" text:style-name="Index_20_Link" text:visited-style-name="Index_20_Link">V4L2 events<text:tab/>2</text:a></text:p>
          <text:p text:style-name="P34"><text:a xlink:type="simple" xlink:href="#__RefHeading__112_2073168270" text:style-name="Index_20_Link" text:visited-style-name="Index_20_Link">Step 1: Introduction<text:tab/>2</text:a></text:p>
          <text:p text:style-name="P34"><text:a xlink:type="simple" xlink:href="#__RefHeading__114_2073168270" text:style-name="Index_20_Link" text:visited-style-name="Index_20_Link">Step 2: v4l2_subdev_fops<text:tab/>2</text:a></text:p>
          <text:p text:style-name="P34"><text:a xlink:type="simple" xlink:href="#__RefHeading__116_2073168270" text:style-name="Index_20_Link" text:visited-style-name="Index_20_Link">Step 3: subdev_open<text:tab/>2</text:a></text:p>
          <text:p text:style-name="P34"><text:a xlink:type="simple" xlink:href="#__RefHeading__118_2073168270" text:style-name="Index_20_Link" text:visited-style-name="Index_20_Link">Step 4: subdev_close<text:tab/>4</text:a></text:p>
          <text:p text:style-name="P34"><text:a xlink:type="simple" xlink:href="#__RefHeading__124_2073168270" text:style-name="Index_20_Link" text:visited-style-name="Index_20_Link">Step 5: subdev_ioctl<text:tab/>4</text:a></text:p>
          <text:p text:style-name="P34"><text:a xlink:type="simple" xlink:href="#__RefHeading__126_2073168270" text:style-name="Index_20_Link" text:visited-style-name="Index_20_Link">Step 6: Events<text:tab/>5</text:a></text:p>
          <text:p text:style-name="P34"><text:a xlink:type="simple" xlink:href="#__RefHeading__135_2073168270" text:style-name="Index_20_Link" text:visited-style-name="Index_20_Link">Step 7: subscribe_event &amp; unsubscribe_event<text:tab/>6</text:a></text:p>
          <text:p text:style-name="P34"><text:a xlink:type="simple" xlink:href="#__RefHeading__128_2073168270" text:style-name="Index_20_Link" text:visited-style-name="Index_20_Link">Step 8: xsdirxss_irq_handler<text:tab/>7</text:a></text:p>
          <text:p text:style-name="P34"><text:a xlink:type="simple" xlink:href="#__RefHeading__132_2073168270" text:style-name="Index_20_Link" text:visited-style-name="Index_20_Link">Step 9: subdev_poll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<text:bookmark-start text:name="__RefHeading__110_2073168270"/>V4L2 events<text:bookmark-end text:name="__RefHeading__110_2073168270"/></text:h>
      <text:p text:style-name="Text_20_body"/>
      <text:h text:style-name="Heading_20_2" text:outline-level="2"><text:bookmark-start text:name="__RefHeading__112_2073168270"/>Step 1: Introduction<text:bookmark-end text:name="__RefHeading__112_2073168270"/></text:h>
      <text:p text:style-name="Text_20_body"/>
      <text:p text:style-name="Standard"><text:span text:style-name="T2">The V4L2 events provide a generic way to pass events to user space. The driver must use </text:span><text:span text:style-name="Source_20_Text"><text:span text:style-name="T3">v4l2_fh</text:span></text:span><text:span text:style-name="T2"> to be able to support </text:span><text:span text:style-name="T3">V4L2 events.</text:span></text:p>
      <text:p text:style-name="P1"><text:span text:style-name="T9"/></text:p>
      <text:p text:style-name="Standard"><text:span text:style-name="T3">Events are subscribed per-file handle</text:span><text:span text:style-name="T2">. An event specification consists of a </text:span><text:span text:style-name="Source_20_Text"><text:span text:style-name="T2">type</text:span></text:span><text:span text:style-name="T2"> and is optionally associated with an object identified through the </text:span><text:span text:style-name="Source_20_Text"><text:span text:style-name="T2">id</text:span></text:span><text:span text:style-name="T2"> field. If unused, then the </text:span><text:span text:style-name="Source_20_Text"><text:span text:style-name="T2">id</text:span></text:span><text:span text:style-name="T2"> is 0. So an event is uniquely identified by the </text:span><text:span text:style-name="Source_20_Text"><text:span text:style-name="T2">(type, id)</text:span></text:span><text:span text:style-name="T2"> tuple.</text:span></text:p>
      <text:p text:style-name="P1"/>
      <text:p text:style-name="P1"/>
      <text:h text:style-name="P27" text:outline-level="2"><text:bookmark-start text:name="__RefHeading__114_2073168270"/>Step <text:span text:style-name="T13">2</text:span>: <text:span text:style-name="T13">v4l2_subdev_fops</text:span><text:bookmark-end text:name="__RefHeading__114_2073168270"/></text:h>
      <text:p text:style-name="P20"><text:span text:style-name="T4"/></text:p>
      <text:p text:style-name="P2">const <text:span text:style-name="T10">struct v4l2_file_operations v4l2_subdev_fops</text:span> = {</text:p>
      <text:p text:style-name="P2"><text:s text:c="8"/>.owner = THIS_MODULE, </text:p>
      <text:p text:style-name="P2"><text:s text:c="8"/>.open = <text:span text:style-name="T10">subdev_open,</text:span></text:p>
      <text:p text:style-name="P2"><text:s text:c="8"/>.unlocked_ioctl = <text:span text:style-name="T10">subdev_ioctl,</text:span></text:p>
      <text:p text:style-name="P2">#ifdef CONFIG_COMPAT</text:p>
      <text:p text:style-name="P2"><text:s text:c="8"/>.compat_ioctl32 = subdev_compat_ioctl32,</text:p>
      <text:p text:style-name="P2">#endif</text:p>
      <text:p text:style-name="P2"><text:s text:c="8"/>.release = <text:span text:style-name="T10">subdev_close</text:span>,</text:p>
      <text:p text:style-name="P2"><text:s text:c="8"/>.poll = subdev_poll,</text:p>
      <text:p text:style-name="P2">};</text:p>
      <text:p text:style-name="P1"/>
      <text:p text:style-name="P1"/>
      <text:h text:style-name="P28" text:outline-level="2"><text:bookmark-start text:name="__RefHeading__116_2073168270"/>Step <text:span text:style-name="T15">3</text:span>: subdev_open<text:bookmark-end text:name="__RefHeading__116_2073168270"/></text:h>
      <text:p text:style-name="P21"><text:span text:style-name="T5"/></text:p>
      <text:p text:style-name="P5">static int subdev_open(struct file *file)</text:p>
      <text:p text:style-name="P3">{</text:p>
      <text:p text:style-name="P3"><text:s text:c="8"/>struct video_device *vdev = video_devdata(file);</text:p>
      <text:p text:style-name="P3"><text:s text:c="8"/>struct v4l2_subdev *sd = vdev_to_v4l2_subdev(vdev);</text:p>
      <text:p text:style-name="P3"><text:s text:c="8"/><text:span text:style-name="T10">struct v4l2_subdev_fh *subdev_fh;</text:span></text:p>
      <text:p text:style-name="P3"><text:s text:c="8"/>int ret;</text:p>
      <text:p text:style-name="P3"></text:p>
      <text:p text:style-name="P3"><text:s text:c="8"/><text:span text:style-name="T10">subdev_fh = kzalloc(sizeof(*subdev_fh), GFP_KERNEL);</text:span></text:p>
      <text:p text:style-name="P3"><text:soft-page-break/><text:s text:c="8"/>if (subdev_fh == NULL)</text:p>
      <text:p text:style-name="P3"><text:s text:c="16"/>return -ENOMEM;</text:p>
      <text:p text:style-name="P3"></text:p>
      <text:p text:style-name="P3"><text:s text:c="8"/><text:span text:style-name="T10">ret = subdev_fh_init(subdev_fh, sd);</text:span></text:p>
      <text:p text:style-name="P3"><text:s text:c="8"/>if (ret) {</text:p>
      <text:p text:style-name="P3"><text:s text:c="16"/>kfree(subdev_fh);</text:p>
      <text:p text:style-name="P3"><text:s text:c="16"/>return ret;</text:p>
      <text:p text:style-name="P3"><text:s text:c="8"/>}</text:p>
      <text:p text:style-name="P3"></text:p>
      <text:p text:style-name="P5"><text:s text:c="8"/>v4l2_fh_init(&amp;subdev_fh-&gt;vfh, vdev);</text:p>
      <text:p text:style-name="P5"><text:s text:c="8"/>v4l2_fh_add(&amp;subdev_fh-&gt;vfh);</text:p>
      <text:p text:style-name="P5"><text:s text:c="8"/>file-&gt;private_data = &amp;subdev_fh-&gt;vfh;</text:p>
      <text:p text:style-name="P3">}</text:p>
      <text:p text:style-name="P3"/>
      <text:p text:style-name="P3"/>
      <text:p text:style-name="P3"/>
      <text:p text:style-name="P5">void v4l2_fh_init(struct v4l2_fh *fh, struct video_device *vdev)</text:p>
      <text:p text:style-name="P1">{</text:p>
      <text:p text:style-name="P1"><text:s text:c="8"/>fh-&gt;vdev = vdev;</text:p>
      <text:p text:style-name="P1"><text:s text:c="8"/>/* Inherit from video_device. May be overridden by the driver. */</text:p>
      <text:p text:style-name="P1"><text:s text:c="7"/><text:span text:style-name="T10"><text:s/>fh-&gt;ctrl_handler = vdev-&gt;ctrl_handler;</text:span></text:p>
      <text:p text:style-name="P1"><text:s text:c="8"/>INIT_LIST_HEAD(&amp;fh-&gt;list);</text:p>
      <text:p text:style-name="P1"><text:s text:c="8"/><text:span text:style-name="T10">set_bit(V4L2_FL_USES_V4L2_FH, &amp;fh-&gt;vdev-&gt;flags);</text:span></text:p>
      <text:p text:style-name="P1"><text:s text:c="8"/>/* <text:s text:c="5"/></text:p>
      <text:p text:style-name="P1"><text:s text:c="9"/>* determine_valid_ioctls() does not know if struct v4l2_fh</text:p>
      <text:p text:style-name="P1"><text:s text:c="9"/>* is used by this driver, but here we do. So enable the</text:p>
      <text:p text:style-name="P1"><text:s text:c="9"/>* prio ioctls here.</text:p>
      <text:p text:style-name="P1"><text:s text:c="9"/>*/</text:p>
      <text:p text:style-name="P1"><text:s text:c="8"/>set_bit(_IOC_NR(VIDIOC_G_PRIORITY), vdev-&gt;valid_ioctls);</text:p>
      <text:p text:style-name="P1"><text:s text:c="8"/>set_bit(_IOC_NR(VIDIOC_S_PRIORITY), vdev-&gt;valid_ioctls);</text:p>
      <text:p text:style-name="P1"><text:s text:c="8"/>fh-&gt;prio = V4L2_PRIORITY_UNSET;</text:p>
      <text:p text:style-name="P1"><text:s text:c="8"/><text:span text:style-name="T10">init_waitqueue_head(&amp;fh-&gt;wait);</text:span></text:p>
      <text:p text:style-name="P1"><text:s text:c="8"/>INIT_LIST_HEAD(&amp;fh-&gt;available);</text:p>
      <text:p text:style-name="P1"><text:s text:c="8"/>INIT_LIST_HEAD(&amp;fh-&gt;subscribed);</text:p>
      <text:p text:style-name="P1"><text:s text:c="8"/>fh-&gt;sequence = -1;</text:p>
      <text:p text:style-name="P1"><text:s text:c="8"/>mutex_init(&amp;fh-&gt;subscribe_lock);</text:p>
      <text:p text:style-name="P1">}</text:p>
      <text:p text:style-name="P4">EXPORT_SYMBOL_GPL(v4l2_fh_init);</text:p>
      <text:p text:style-name="P4"/>
      <text:p text:style-name="P5">void v4l2_fh_add(struct v4l2_fh *fh)</text:p>
      <text:p text:style-name="P11">{ <text:s text:c="14"/></text:p>
      <text:p text:style-name="P11"><text:s text:c="8"/>unsigned long flags;</text:p>
      <text:p text:style-name="P11"><text:s text:c="8"/></text:p>
      <text:p text:style-name="P11"><text:s text:c="8"/>v4l2_prio_open(fh-&gt;vdev-&gt;prio, &amp;fh-&gt;prio);</text:p>
      <text:p text:style-name="P11"><text:s text:c="8"/>spin_lock_irqsave(&amp;fh-&gt;vdev-&gt;fh_lock, flags);</text:p>
      <text:p text:style-name="P11"><text:s text:c="8"/>list_add(&amp;fh-&gt;list, &amp;fh-&gt;vdev-&gt;fh_list);</text:p>
      <text:p text:style-name="P11"><text:s text:c="8"/>spin_unlock_irqrestore(&amp;fh-&gt;vdev-&gt;fh_lock, flags);</text:p>
      <text:p text:style-name="P11">}</text:p>
      <text:p text:style-name="P11"><text:soft-page-break/></text:p>
      <text:p text:style-name="P5">EXPORT_SYMBOL_GPL(v4l2_fh_add);</text:p>
      <text:p text:style-name="P5"/>
      <text:p text:style-name="P5"/>
      <text:h text:style-name="P29" text:outline-level="2"><text:bookmark-start text:name="__RefHeading__118_2073168270"/>Step <text:span text:style-name="T16">4</text:span>: subdev_<text:span text:style-name="T14">close</text:span><text:bookmark-end text:name="__RefHeading__118_2073168270"/></text:h>
      <text:p text:style-name="P5"/>
      <text:p text:style-name="P6"><text:span text:style-name="T14">static int subdev_close(struct file *file)</text:span></text:p>
      <text:p text:style-name="P12"><text:span text:style-name="T14">{</text:span></text:p>
      <text:p text:style-name="P12"><text:span text:style-name="T14"><text:s text:c="8"/>struct video_device *vdev = video_devdata(file);</text:span></text:p>
      <text:p text:style-name="P12"><text:span text:style-name="T14"><text:s text:c="8"/>struct v4l2_subdev *sd = vdev_to_v4l2_subdev(vdev);</text:span></text:p>
      <text:p text:style-name="P12"><text:span text:style-name="T14"><text:s text:c="8"/>struct v4l2_fh *vfh = file-&gt;private_data;</text:span></text:p>
      <text:p text:style-name="P12"><text:span text:style-name="T14"><text:s text:c="8"/>struct v4l2_subdev_fh *subdev_fh = to_v4l2_subdev_fh(vfh);</text:span></text:p>
      <text:p text:style-name="P12"><text:span text:style-name="T14"></text:span></text:p>
      <text:p text:style-name="P12"><text:span text:style-name="T14"><text:s text:c="8"/>if (sd-&gt;internal_ops &amp;&amp; sd-&gt;internal_ops-&gt;close)</text:span></text:p>
      <text:p text:style-name="P12"><text:span text:style-name="T14"><text:s text:c="16"/>sd-&gt;internal_ops-&gt;close(sd, subdev_fh);</text:span></text:p>
      <text:p text:style-name="P12"><text:span text:style-name="T14">#if defined(CONFIG_MEDIA_CONTROLLER)</text:span></text:p>
      <text:p text:style-name="P12"><text:span text:style-name="T14"><text:s text:c="8"/>if (sd-&gt;v4l2_dev-&gt;mdev)</text:span></text:p>
      <text:p text:style-name="P12"><text:span text:style-name="T14"><text:s text:c="16"/>media_entity_put(&amp;sd-&gt;entity);</text:span></text:p>
      <text:p text:style-name="P12"><text:span text:style-name="T14">#endif</text:span></text:p>
      <text:p text:style-name="P6"><text:span text:style-name="T14"><text:s text:c="8"/>v4l2_fh_del(vfh);</text:span></text:p>
      <text:p text:style-name="P6"><text:span text:style-name="T14"><text:s text:c="8"/>v4l2_fh_exit(vfh);</text:span></text:p>
      <text:p text:style-name="P6"><text:span text:style-name="T14"><text:s text:c="8"/>subdev_fh_free(subdev_fh);</text:span></text:p>
      <text:p text:style-name="P12"><text:span text:style-name="T14"><text:s text:c="8"/></text:span><text:span text:style-name="T11">kfree(subdev_fh);</text:span></text:p>
      <text:p text:style-name="P12"><text:span text:style-name="T14"><text:s text:c="8"/>file-&gt;private_data = NULL;</text:span></text:p>
      <text:p text:style-name="P12"><text:span text:style-name="T14"></text:span></text:p>
      <text:p text:style-name="P12"><text:span text:style-name="T14"><text:s text:c="8"/>return 0;</text:span></text:p>
      <text:p text:style-name="P12"><text:span text:style-name="T14">}</text:span></text:p>
      <text:p text:style-name="P12"/>
      <text:p text:style-name="P12"/>
      <text:h text:style-name="P30" text:outline-level="2"><text:bookmark-start text:name="__RefHeading__124_2073168270"/>Step <text:span text:style-name="T17">5</text:span>: subdev_<text:span text:style-name="T17">ioctl</text:span><text:bookmark-end text:name="__RefHeading__124_2073168270"/></text:h>
      <text:p text:style-name="P12"/>
      <text:p text:style-name="P13"><text:span text:style-name="T10">static long subdev_ioctl</text:span>(struct file *file, unsigned int cmd,</text:p>
      <text:p text:style-name="P13"><text:s text:c="8"/>unsigned long arg)</text:p>
      <text:p text:style-name="P13">{</text:p>
      <text:p text:style-name="P13"><text:s text:c="8"/>return <text:span text:style-name="T10">video_usercopy</text:span>(file, cmd, arg, <text:span text:style-name="T10">subdev_do_ioctl_lock</text:span>);</text:p>
      <text:p text:style-name="P13">}</text:p>
      <text:p text:style-name="P13"/>
      <text:p text:style-name="P7">static long subdev_do_ioctl_lock(struct file *file, unsigned int cmd, void *arg)</text:p>
      <text:p text:style-name="P14">{</text:p>
      <text:p text:style-name="P14"><text:s text:c="8"/>struct video_device *vdev = video_devdata(file);</text:p>
      <text:p text:style-name="P14"><text:s text:c="8"/>struct mutex *lock = vdev-&gt;lock;</text:p>
      <text:p text:style-name="P14"><text:s text:c="8"/>long ret = -ENODEV;</text:p>
      <text:p text:style-name="P14"></text:p>
      <text:p text:style-name="P14"><text:s text:c="8"/>if (lock &amp;&amp; mutex_lock_interruptible(lock))</text:p>
      <text:p text:style-name="P14"><text:soft-page-break/><text:s text:c="16"/>return -ERESTARTSYS;</text:p>
      <text:p text:style-name="P14"><text:s text:c="8"/>if (video_is_registered(vdev))</text:p>
      <text:p text:style-name="P14"><text:s text:c="16"/>ret = <text:span text:style-name="T10">subdev_do_ioctl</text:span>(file, cmd, arg);</text:p>
      <text:p text:style-name="P14"><text:s text:c="8"/>if (lock)</text:p>
      <text:p text:style-name="P14"><text:s text:c="16"/>mutex_unlock(lock);</text:p>
      <text:p text:style-name="P14"><text:s text:c="8"/>return ret;</text:p>
      <text:p text:style-name="P14">}</text:p>
      <text:p text:style-name="P14"/>
      <text:p text:style-name="P14"/>
      <text:p text:style-name="P8">static long subdev_do_ioctl(struct file *file, unsigned int cmd, void *arg)</text:p>
      <text:p text:style-name="P15">{</text:p>
      <text:p text:style-name="P15"><text:s text:c="8"/>struct video_device *vdev = video_devdata(file);</text:p>
      <text:p text:style-name="P15"><text:s text:c="8"/>struct v4l2_subdev *sd = vdev_to_v4l2_subdev(vdev);</text:p>
      <text:p text:style-name="P15"><text:s text:c="8"/>struct v4l2_fh *vfh = file-&gt;private_data;</text:p>
      <text:p text:style-name="P15">#if defined(CONFIG_VIDEO_V4L2_SUBDEV_API)</text:p>
      <text:p text:style-name="P15"><text:s text:c="8"/>struct v4l2_subdev_fh *subdev_fh = to_v4l2_subdev_fh(vfh);</text:p>
      <text:p text:style-name="P15"><text:s text:c="8"/>int rval;</text:p>
      <text:p text:style-name="P15">#endif</text:p>
      <text:p text:style-name="P15"></text:p>
      <text:p text:style-name="P15"><text:s text:c="8"/>switch (cmd) {</text:p>
      <text:p text:style-name="P15"><text:s text:c="8"/>case <text:span text:style-name="T10">VIDIOC_DQEVENT:</text:span></text:p>
      <text:p text:style-name="P15"><text:s text:c="16"/>if (!(sd-&gt;flags &amp; V4L2_SUBDEV_FL_HAS_EVENTS))</text:p>
      <text:p text:style-name="P15"><text:s text:c="24"/>return -ENOIOCTLCMD;</text:p>
      <text:p text:style-name="P15"></text:p>
      <text:p text:style-name="P15"><text:s text:c="16"/>return <text:span text:style-name="T10">v4l2_event_dequeue</text:span>(vfh, arg, file-&gt;f_flags &amp; O_NONBLOCK);</text:p>
      <text:p text:style-name="P15"></text:p>
      <text:p text:style-name="P15"><text:s text:c="8"/>case <text:span text:style-name="T10">VIDIOC_SUBSCRIBE_EVENT:</text:span></text:p>
      <text:p text:style-name="P15"><text:s text:c="16"/>return <text:span text:style-name="T10">v4l2_subdev_call</text:span>(sd, <text:span text:style-name="T10">core</text:span>, <text:span text:style-name="T10">subscribe_event</text:span>, vfh, arg);</text:p>
      <text:p text:style-name="P15"></text:p>
      <text:p text:style-name="P15"><text:s text:c="8"/>case <text:span text:style-name="T10">VIDIOC_UNSUBSCRIBE_EVENT:</text:span></text:p>
      <text:p text:style-name="P15"><text:s text:c="16"/>return <text:span text:style-name="T10">v4l2_subdev_call</text:span>(sd, <text:span text:style-name="T10">core</text:span>, <text:span text:style-name="T10">unsubscribe_event</text:span>, vfh, arg);</text:p>
      <text:p text:style-name="P15"><text:tab/>}</text:p>
      <text:p text:style-name="P15">}</text:p>
      <text:p text:style-name="P15"/>
      <text:p text:style-name="P15"/>
      <text:h text:style-name="P31" text:outline-level="2"><text:bookmark-start text:name="__RefHeading__126_2073168270"/>Step <text:span text:style-name="T18">6: Events</text:span><text:bookmark-end text:name="__RefHeading__126_2073168270"/></text:h>
      <text:p text:style-name="P26"><text:span text:style-name="T21"><text:s text:c="10"/></text:span></text:p>
      <text:p text:style-name="P10">/* <text:s text:c="13"/></text:p>
      <text:p text:style-name="P10"><text:s/>* <text:s text:c="5"/><text:span text:style-name="T10">E V E N T S</text:span></text:p>
      <text:p text:style-name="P10"><text:s/>*/ <text:s text:c="12"/></text:p>
      <text:p text:style-name="P10"><text:s text:c="8"/></text:p>
      <text:p text:style-name="P10">#define V4L2_EVENT_ALL <text:s text:c="28"/>0</text:p>
      <text:p text:style-name="P10">#define V4L2_EVENT_VSYNC <text:s text:c="23"/>1</text:p>
      <text:p text:style-name="P10">#define V4L2_EVENT_EOS <text:s text:c="27"/>2</text:p>
      <text:p text:style-name="P10">#define V4L2_EVENT_CTRL <text:s text:c="26"/>3</text:p>
      <text:p text:style-name="P10">#define V4L2_EVENT_FRAME_SYNC <text:s text:c="13"/>4</text:p>
      <text:p text:style-name="P10"><text:soft-page-break/>#define V4L2_EVENT_SOURCE_CHANGE <text:s text:c="6"/>5</text:p>
      <text:p text:style-name="P10">#define V4L2_EVENT_MOTION_DET <text:s text:c="14"/>6</text:p>
      <text:p text:style-name="P10">#define V4L2_EVENT_PRIVATE_START <text:s text:c="11"/>0x08000000</text:p>
      <text:p text:style-name="P24"/>
      <text:p text:style-name="P17"><text:span text:style-name="T8">/*</text:span></text:p>
      <text:p text:style-name="P17"><text:span text:style-name="T8"><text:s/>* </text:span><text:span text:style-name="T7">Events</text:span></text:p>
      <text:p text:style-name="P17"><text:span text:style-name="T8"><text:s/>*</text:span></text:p>
      <text:p text:style-name="P18"><text:span text:style-name="T8">* V4L2_EVENT_XLNXSDIRX_UNDERFLOW:</text:span></text:p>
      <text:p text:style-name="P18"><text:span text:style-name="T8">Video in to AXI4 Stream core underflowed</text:span></text:p>
      <text:p text:style-name="P18"><text:span text:style-name="T8">* V4L2_EVENT_XLNXSDIRX_OVERFLOW:</text:span></text:p>
      <text:p text:style-name="P18"><text:span text:style-name="T8">Video in to AXI4 Stream core overflowed</text:span></text:p>
      <text:p text:style-name="P17"><text:span text:style-name="T8"><text:s/>*/</text:span></text:p>
      <text:p text:style-name="P17"><text:span text:style-name="T8"/></text:p>
      <text:p text:style-name="P17"><text:span text:style-name="T8">#define V4L2_EVENT_XLNXSDIRX_CLASS <text:s text:c="5"/>(V4L2_EVENT_PRIVATE_START | 0x200)</text:span></text:p>
      <text:p text:style-name="P17"><text:span text:style-name="T8">#define V4L2_EVENT_XLNXSDIRX_UNDERFLOW <text:s/>(V4L2_EVENT_XLNXSDIRX_CLASS | 0x1)</text:span></text:p>
      <text:p text:style-name="P17"><text:span text:style-name="T8">#define V4L2_EVENT_XLNXSDIRX_OVERFLOW <text:s text:c="2"/>(V4L2_EVENT_XLNXSDIRX_CLASS | 0x2)</text:span></text:p>
      <text:p text:style-name="P24"><text:span text:style-name="T7"></text:span></text:p>
      <text:p text:style-name="P23"/>
      <text:h text:style-name="P33" text:outline-level="2"><text:bookmark-start text:name="__RefHeading__135_2073168270"/><text:span text:style-name="T18">Step 7: subscribe_event &amp; unsubscribe_event</text:span><text:bookmark-end text:name="__RefHeading__135_2073168270"/></text:h>
      <text:p text:style-name="P25"><text:span text:style-name="T7"/></text:p>
      <text:p text:style-name="P1"><text:span text:style-name="T10">static const struct v4l2_subdev_core_ops xsdirxss_core_ops</text:span> = {</text:p>
      <text:p text:style-name="P1"><text:s text:c="8"/>.log_status = xsdirxss_log_status,</text:p>
      <text:p text:style-name="P1"><text:s text:c="8"/>.subscribe_event = <text:span text:style-name="T10">xsdirxss_subscribe_event,</text:span></text:p>
      <text:p text:style-name="P1"><text:s text:c="8"/>.unsubscribe_event = <text:span text:style-name="T10">xsdirxss_unsubscribe_event</text:span></text:p>
      <text:p text:style-name="P1">};</text:p>
      <text:p text:style-name="P19"/>
      <text:p text:style-name="P19"/>
      <text:p text:style-name="P4">static int xsdirxss_subscribe_event(struct v4l2_subdev *sd,</text:p>
      <text:p text:style-name="P4"><text:s text:c="36"/>struct v4l2_fh *fh,</text:p>
      <text:p text:style-name="P4"><text:s text:c="36"/>struct v4l2_event_subscription *sub)</text:p>
      <text:p text:style-name="P1">{</text:p>
      <text:p text:style-name="P1"><text:s text:c="8"/>int ret;</text:p>
      <text:p text:style-name="P1"><text:s text:c="8"/>struct xsdirxss_state *xsdirxss = to_xsdirxssstate(sd);</text:p>
      <text:p text:style-name="P1"><text:s text:c="8"/>struct xsdirxss_core *core = &amp;xsdirxss-&gt;core;</text:p>
      <text:p text:style-name="P1"></text:p>
      <text:p text:style-name="P1"><text:s text:c="6"/><text:span text:style-name="T10"><text:s text:c="2"/>switch (sub-&gt;type) {</text:span></text:p>
      <text:p text:style-name="P1"><text:s text:c="8"/>case <text:span text:style-name="T10">V4L2_EVENT_XLNXSDIRX_UNDERFLOW</text:span>:</text:p>
      <text:p text:style-name="P1"><text:s text:c="8"/>case <text:span text:style-name="T10">V4L2_EVENT_XLNXSDIRX_OVERFLOW:</text:span></text:p>
      <text:p text:style-name="Standard"><text:span text:style-name="T1"><text:s text:c="16"/>ret = </text:span><text:span text:style-name="T6">v4l2_event_subscribe</text:span><text:span text:style-name="T1">(fh, sub, XSDIRX_MAX_EVENTS, NULL);</text:span></text:p>
      <text:p text:style-name="Standard"><text:soft-page-break/><text:s text:c="16"/>break;</text:p>
      <text:p text:style-name="Standard"><text:s text:c="8"/><text:span text:style-name="T1">case </text:span><text:span text:style-name="T6">V4L2_EVENT_SOURCE_CHANGE:</text:span></text:p>
      <text:p text:style-name="P1"><text:s text:c="16"/>ret = <text:span text:style-name="T10">v4l2_src_change_event_subscribe</text:span>(fh, sub);</text:p>
      <text:p text:style-name="P1"><text:s text:c="16"/>break;</text:p>
      <text:p text:style-name="P1"><text:s text:c="7"/>default:</text:p>
      <text:p text:style-name="P1"><text:s text:c="16"/>return -EINVAL;</text:p>
      <text:p text:style-name="P1"><text:s text:c="8"/>}</text:p>
      <text:p text:style-name="P1"><text:s text:c="8"/>dev_dbg(core-&gt;dev, "Event subscribed : 0x%08x\n", sub-&gt;type);</text:p>
      <text:p text:style-name="P1"><text:s text:c="8"/>return ret;</text:p>
      <text:p text:style-name="P1">}</text:p>
      <text:p text:style-name="P19"/>
      <text:p text:style-name="P4">static int xsdirxss_unsubscribe_event(struct v4l2_subdev *sd,</text:p>
      <text:p text:style-name="P4"><text:s text:c="38"/>struct v4l2_fh *fh,</text:p>
      <text:p text:style-name="P4"><text:s text:c="38"/>struct v4l2_event_subscription *sub)</text:p>
      <text:p text:style-name="P1">{</text:p>
      <text:p text:style-name="P1"><text:s text:c="8"/>struct xsdirxss_state *xsdirxss = to_xsdirxssstate(sd);</text:p>
      <text:p text:style-name="P1"><text:s text:c="8"/>struct xsdirxss_core *core = &amp;xsdirxss-&gt;core;</text:p>
      <text:p text:style-name="P1"></text:p>
      <text:p text:style-name="P1"><text:s text:c="8"/>dev_dbg(core-&gt;dev, "Event unsubscribe : 0x%08x\n", sub-&gt;type);</text:p>
      <text:p text:style-name="P1"><text:s text:c="8"/>return <text:span text:style-name="T10">v4l2_event_unsubscribe</text:span>(fh, sub);</text:p>
      <text:p text:style-name="P1">}</text:p>
      <text:p text:style-name="P22"/>
      <text:h text:style-name="Heading_20_2" text:outline-level="2"><text:bookmark-start text:name="__RefHeading__128_2073168270"/><text:span text:style-name="T18">Step 8: </text:span><text:span text:style-name="T12"><text:s/>xsdirxss_irq_handler</text:span><text:bookmark-end text:name="__RefHeading__128_2073168270"/></text:h>
      <text:p text:style-name="Text_20_body"><text:span text:style-name="T12"/></text:p>
      <text:p text:style-name="P4">static irqreturn_t xsdirxss_irq_handler(int irq, void *dev_id)</text:p>
      <text:p text:style-name="P10">{</text:p>
      <text:p text:style-name="P10"><text:s text:c="8"/>struct xsdirxss_state *state = (struct xsdirxss_state *)dev_id;</text:p>
      <text:p text:style-name="P10"><text:s text:c="8"/>struct xsdirxss_core *core = &amp;state-&gt;core;</text:p>
      <text:p text:style-name="P10"><text:s text:c="8"/>u32 status;</text:p>
      <text:p text:style-name="P10"></text:p>
      <text:p text:style-name="P10"><text:s text:c="8"/>status = xsdirxss_read(core, XSDIRX_ISR_REG);</text:p>
      <text:p text:style-name="P10"><text:s text:c="8"/>dev_dbg(core-&gt;dev, "interrupt status = 0x%08x\n", status);</text:p>
      <text:p text:style-name="P10"></text:p>
      <text:p text:style-name="P10"><text:s text:c="8"/>if (!status)</text:p>
      <text:p text:style-name="P10"><text:s text:c="16"/>return IRQ_NONE;</text:p>
      <text:p text:style-name="P10"></text:p>
      <text:p text:style-name="P10"><text:s text:c="8"/>xsdirxss_write(core, XSDIRX_ISR_REG, status);</text:p>
      <text:p text:style-name="P10"></text:p>
      <text:p text:style-name="P10"><text:s text:c="8"/>if (status &amp; XSDIRX_INTR_VIDLOCK_MASK ||</text:p>
      <text:p text:style-name="P10"><text:s text:c="12"/>status &amp; XSDIRX_INTR_VIDUNLOCK_MASK) {</text:p>
      <text:p text:style-name="P10"><text:s text:c="16"/>u32 val1, val2;</text:p>
      <text:p text:style-name="P10"></text:p>
      <text:p text:style-name="P10"><text:s text:c="16"/>dev_dbg(core-&gt;dev, "video lock/unlock interrupt\n");</text:p>
      <text:p text:style-name="P10"></text:p>
      <text:p text:style-name="P10"><text:soft-page-break/><text:s text:c="16"/>xsdirx_streamflow_control(core, false);</text:p>
      <text:p text:style-name="P10"><text:s text:c="16"/>state-&gt;streaming = false;</text:p>
      <text:p text:style-name="P10"> <text:s text:c="15"/>val1 = xsdirxss_read(core, XSDIRX_MODE_DET_STAT_REG);</text:p>
      <text:p text:style-name="P10"><text:s text:c="16"/>val2 = xsdirxss_read(core, XSDIRX_TS_DET_STAT_REG);</text:p>
      <text:p text:style-name="P10"><text:s text:c="16"/>if ((val1 &amp; XSDIRX_MODE_DET_STAT_MODE_LOCK_MASK) &amp;&amp;</text:p>
      <text:p text:style-name="P10"><text:s text:c="20"/>(val2 &amp; XSDIRX_TS_DET_STAT_LOCKED_MASK)) {</text:p>
      <text:p text:style-name="P10"><text:s text:c="24"/>u32 mask = XSDIRX_RST_CTRL_RST_CRC_ERRCNT_MASK |</text:p>
      <text:p text:style-name="P10"><text:s text:c="35"/>XSDIRX_RST_CTRL_RST_EDH_ERRCNT_MASK;</text:p>
      <text:p text:style-name="P10"></text:p>
      <text:p text:style-name="P10"><text:s text:c="24"/>dev_dbg(core-&gt;dev, "video lock interrupt\n");</text:p>
      <text:p text:style-name="P10"></text:p>
      <text:p text:style-name="P10"><text:s text:c="24"/>xsdirxss_set(core, XSDIRX_RST_CTRL_REG, mask);</text:p>
      <text:p text:style-name="P10"><text:s text:c="24"/>xsdirxss_clr(core, XSDIRX_RST_CTRL_REG, mask);</text:p>
      <text:p text:style-name="P10"></text:p>
      <text:p text:style-name="P10"><text:s text:c="24"/>val1 = xsdirxss_read(core, XSDIRX_ST352_VALID_REG);</text:p>
      <text:p text:style-name="P10"><text:s text:c="24"/>val2 = xsdirxss_read(core, XSDIRX_ST352_DS1_REG);</text:p>
      <text:p text:style-name="P10"></text:p>
      <text:p text:style-name="P10"><text:s text:c="24"/>dev_dbg(core-&gt;dev, "valid st352 mask = 0x%08x\n", val1);</text:p>
      <text:p text:style-name="P10"><text:s text:c="24"/>dev_dbg(core-&gt;dev, "st352 payload = 0x%08x\n", val2);</text:p>
      <text:p text:style-name="P10"></text:p>
      <text:p text:style-name="P10"><text:s text:c="24"/>if (!xsdirx_get_stream_properties(state)) {</text:p>
      <text:p text:style-name="P10"><text:s text:c="32"/>state-&gt;vidlocked = true;</text:p>
      <text:p text:style-name="P10"><text:s text:c="24"/>} else {</text:p>
      <text:p text:style-name="P10"><text:s text:c="32"/>dev_err(core-&gt;dev, "Unable to get stream properties!\n");</text:p>
      <text:p text:style-name="P10"><text:s text:c="32"/>state-&gt;vidlocked = false;</text:p>
      <text:p text:style-name="P10"><text:s text:c="24"/>}</text:p>
      <text:p text:style-name="P10"><text:s text:c="16"/>} else {</text:p>
      <text:p text:style-name="P10"><text:s text:c="24"/>dev_dbg(core-&gt;dev, "video unlock interrupt\n");</text:p>
      <text:p text:style-name="P10"><text:s text:c="24"/>state-&gt;vidlocked = false;</text:p>
      <text:p text:style-name="P10"><text:s text:c="16"/>}</text:p>
      <text:p text:style-name="P10"></text:p>
      <text:p text:style-name="P10"><text:s text:c="16"/><text:span text:style-name="T10">memset(&amp;state-&gt;event, 0, sizeof(state-&gt;event));</text:span></text:p>
      <text:p text:style-name="P4"><text:s text:c="15"/>state-&gt;event.type = V4L2_EVENT_SOURCE_CHANGE;</text:p>
      <text:p text:style-name="P4"><text:s text:c="15"/>state-&gt;event.u.src_change.changes =</text:p>
      <text:p text:style-name="P4"><text:s text:c="24"/>V4L2_EVENT_SRC_CH_RESOLUTION;</text:p>
      <text:p text:style-name="P4"><text:s text:c="16"/>v4l2_subdev_notify_event(&amp;state-&gt;subdev, &amp;state-&gt;event);</text:p>
      <text:p text:style-name="P10"><text:s text:c="8"/>}</text:p>
      <text:p text:style-name="P10"><text:span text:style-name="T18"></text:span></text:p>
      <text:p text:style-name="P10"><text:span text:style-name="T18"><text:s text:c="8"/></text:span><text:span text:style-name="T12">if (status &amp; XSDIRX_INTR_UNDERFLOW_MASK) {</text:span></text:p>
      <text:p text:style-name="P10"><text:span text:style-name="T18"><text:s text:c="16"/>dev_dbg(core-&gt;dev, "Video in to AXI4 Stream core underflow interrupt\n");</text:span></text:p>
      <text:p text:style-name="P10"><text:span text:style-name="T18"></text:span></text:p>
      <text:p text:style-name="P10"><text:span text:style-name="T18"><text:s text:c="16"/></text:span><text:span text:style-name="T12">memset(&amp;state-&gt;event, 0, sizeof(state-&gt;event));</text:span></text:p>
      <text:p text:style-name="P4"><text:span text:style-name="T18"><text:s text:c="15"/>state-&gt;event.type = V4L2_EVENT_XLNXSDIRX_UNDERFLOW;</text:span></text:p>
      <text:p text:style-name="P4"><text:span text:style-name="T18"><text:s text:c="15"/>v4l2_subdev_notify_event(&amp;state-&gt;subdev, &amp;state-&gt;event);</text:span></text:p>
      <text:p text:style-name="P10"><text:span text:style-name="T18"><text:s text:c="8"/>}</text:span></text:p>
      <text:p text:style-name="P10"><text:span text:style-name="T18"></text:span></text:p>
      <text:p text:style-name="P10"><text:span text:style-name="T18"><text:s text:c="6"/></text:span><text:span text:style-name="T12"><text:s text:c="2"/>if (status &amp; XSDIRX_INTR_OVERFLOW_MASK) </text:span><text:span text:style-name="T18">{</text:span></text:p>
      <text:p text:style-name="P10"><text:soft-page-break/><text:span text:style-name="T18"><text:s text:c="16"/>dev_dbg(core-&gt;dev, "Video in to AXI4 Stream core overflow interrupt\n");</text:span></text:p>
      <text:p text:style-name="P10"><text:span text:style-name="T18"></text:span></text:p>
      <text:p text:style-name="P10"><text:span text:style-name="T18"><text:s text:c="16"/></text:span><text:span text:style-name="T12">memset(&amp;state-&gt;event, 0, sizeof(state-&gt;event));</text:span></text:p>
      <text:p text:style-name="P4"><text:span text:style-name="T18"><text:s text:c="15"/>state-&gt;event.type = V4L2_EVENT_XLNXSDIRX_OVERFLOW;</text:span></text:p>
      <text:p text:style-name="P4"><text:span text:style-name="T18"><text:s text:c="15"/>v4l2_subdev_notify_event(&amp;state-&gt;subdev, &amp;state-&gt;event);</text:span></text:p>
      <text:p text:style-name="P10"><text:span text:style-name="T18"><text:s text:c="8"/>}</text:span></text:p>
      <text:p text:style-name="P10"><text:span text:style-name="T18"><text:s text:c="8"/>return IRQ_HANDLED;</text:span></text:p>
      <text:p text:style-name="P10"><text:span text:style-name="T18">}</text:span></text:p>
      <text:p text:style-name="P10"><text:span text:style-name="T18"></text:span></text:p>
      <text:p text:style-name="P10"/>
      <text:h text:style-name="P32" text:outline-level="2"><text:bookmark-start text:name="__RefHeading__132_2073168270"/>Step <text:span text:style-name="T20">9</text:span>: subdev_<text:span text:style-name="T19">poll</text:span><text:bookmark-end text:name="__RefHeading__132_2073168270"/></text:h>
      <text:p text:style-name="P10"/>
      <text:p text:style-name="P9">static __poll_t subdev_poll(struct file *file, poll_table *wait)</text:p>
      <text:p text:style-name="P16">{</text:p>
      <text:p text:style-name="P16"><text:s text:c="8"/>struct video_device *vdev = video_devdata(file);</text:p>
      <text:p text:style-name="P16"><text:s text:c="8"/>struct v4l2_subdev *sd = vdev_to_v4l2_subdev(vdev);</text:p>
      <text:p text:style-name="P16"><text:s text:c="8"/>struct v4l2_fh *fh = file-&gt;private_data;</text:p>
      <text:p text:style-name="P16"></text:p>
      <text:p text:style-name="P16"><text:s text:c="8"/><text:span text:style-name="T10">if (!(sd-&gt;flags &amp; V4L2_SUBDEV_FL_HAS_EVENTS))</text:span></text:p>
      <text:p text:style-name="P16"><text:s text:c="16"/>return EPOLLERR;</text:p>
      <text:p text:style-name="P16"></text:p>
      <text:p text:style-name="P16"><text:s text:c="7"/><text:span text:style-name="T10"><text:s/>poll_wait(file, &amp;fh-&gt;wait, wait);</text:span></text:p>
      <text:p text:style-name="P16"></text:p>
      <text:p text:style-name="P16"><text:s text:c="8"/><text:span text:style-name="T10">if (v4l2_event_pending(fh))</text:span></text:p>
      <text:p text:style-name="P16"><text:s text:c="16"/>return EPOLLPRI;</text:p>
      <text:p text:style-name="P16"></text:p>
      <text:p text:style-name="P16"><text:s text:c="8"/>return 0;</text:p>
      <text:p text:style-name="P16">}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8:24:45.730967875</meta:creation-date>
    <meta:generator>LibreOffice/4.2.8.2$Linux_X86_64 LibreOffice_project/420m0$Build-2</meta:generator>
    <dc:date>2019-10-18T11:21:34.986127670</dc:date>
    <meta:editing-duration>PT1H21M37S</meta:editing-duration>
    <meta:editing-cycles>36</meta:editing-cycles>
    <meta:document-statistic meta:table-count="0" meta:image-count="0" meta:object-count="0" meta:page-count="9" meta:paragraph-count="304" meta:word-count="910" meta:character-count="11189" meta:non-whitespace-character-count="7825"/>
  </office:meta>
</office:document-meta>
</file>